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draw:fill="solid" draw:fill-color="#ff6347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111111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6.432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ffffff" loext:opacity="100%"/>
    </style:style>
    <style:style style:name="P9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3" draw:text-style-name="P3" draw:layer="layout" svg:width="2.411cm" svg:height="0.999cm" svg:x="52.25cm" svg:y="2cm" svg:viewBox="0 0 2412 1000" svg:d="M240 110c-55 0-97 35-128 103-30 70-45 162-45 285 0 117 16 215 48 287 31 70 74 108 127 108 68 0 120-68 155-203l55 55c-21 83-50 148-86 190-37 45-78 65-126 65-51 0-92-20-129-60s-63-100-82-175-29-165-29-267c0-155 21-275 63-365 43-88 101-133 175-133 53 0 96 20 132 63 35 40 60 100 77 180l-64 40c-11-55-29-100-54-130-25-28-55-43-89-43zM844 615c0 128-14 228-43 290-29 63-72 95-126 95-56 0-97-32-125-100-28-65-43-162-43-285 0-257 57-387 169-387 58 0 100 30 128 92 26 63 40 163 40 295zM778 615c0-105-7-180-24-225-15-47-40-72-77-72-36 0-63 25-79 72-16 48-24 123-24 225 0 98 8 170 24 220 15 50 42 73 76 73 37 0 64-23 80-70 16-48 24-123 24-223zM1161 988v-473c0-50-3-90-8-115-5-27-13-47-23-60-11-10-26-17-48-17-30 0-54 20-70 60-18 42-27 100-27 172v433h-63v-588c0-87 0-140-1-157h59c0 0 0 7 0 17 1 10 1 23 1 35 0 13 0 38 2 73h1c14-50 30-88 49-108 19-22 43-32 71-32 41 0 72 20 91 60 19 42 29 107 29 202v498zM1462 983c-21 10-42 15-63 15-50 0-76-58-76-170v-498h-43v-87h46l19-168h41v168h70v87h-70v473c0 35 3 60 9 75 5 15 15 22 31 22 7 0 20-5 36-10zM1610 1000c-37 0-66-20-85-60-19-37-28-92-28-160 0-77 13-137 38-180 25-40 67-62 124-65l84-2v-43c0-60-6-102-19-130-12-25-32-40-61-40-28 0-48 10-61 30-13 18-20 48-23 90l-65-12c10-133 60-200 151-200 47 0 82 22 106 65 24 42 37 105 37 185v322c0 35 2 63 6 83 5 17 14 27 28 27 6 0 14-2 21-5v78c-16 7-33 12-49 12-23 0-40-12-50-37-11-25-17-63-18-115h-3c-15 57-34 97-55 122-22 23-47 35-78 35zM1625 908c23 0 43-10 60-33 19-20 33-47 43-85 10-35 15-72 15-110v-60l-68 3c-29 0-51 7-67 17-15 10-26 28-35 50-7 23-13 53-13 90 0 40 7 73 18 95 11 20 27 33 47 33zM1958 610c0 100 7 173 24 220 16 50 40 73 72 73 22 0 41-13 57-35 15-25 23-63 26-110l64 7c-5 73-20 130-46 173-27 42-60 62-99 62-53 0-94-32-122-97-28-68-40-163-40-288 0-127 12-222 40-287 29-68 69-100 121-100 39 0 71 20 96 60s41 92 48 162l-65 10c-2-42-11-75-23-100-14-25-33-37-57-37-33 0-57 22-73 67-16 43-23 118-23 220zM2412 983c-20 10-42 15-63 15-51 0-76-58-76-170v-498h-43v-87h47l18-168h41v168h70v87h-70v473c0 35 3 60 9 75s17 22 32 22c7 0 19-5 35-10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olygon draw:style-name="gr4" draw:text-style-name="P4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olygon draw:style-name="gr4" draw:text-style-name="P4" draw:layer="layout" svg:width="56.726cm" svg:height="6.573cm" svg:x="0cm" svg:y="51cm" svg:viewBox="0 0 56727 6574" draw:points="0,6574 56727,6574 56727,0 0,0">
          <text:p/>
        </draw:polygon>
        <draw:polygon draw:style-name="gr1" draw:text-style-name="P1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3" draw:text-style-name="P3" draw:layer="layout" svg:width="4.065cm" svg:height="1.083cm" svg:x="46.684cm" svg:y="2.166cm" svg:viewBox="0 0 4066 1084" svg:d="M285 843l-235-683 2 54 1 97v532h-53v-802h69l237 687c-3-74-4-127-4-160v-527h54v802zM736 537c0 105-13 187-39 238-26 52-64 79-114 79-48 0-86-27-110-83-26-53-39-133-39-234 0-214 51-321 152-321 52 0 89 25 114 76 23 52 36 136 36 245zM677 537c0-87-7-150-20-187-15-39-38-60-70-60-33 0-57 21-72 60-14 39-21 103-21 187 0 80 7 140 21 181s38 60 68 60c34 0 58-19 73-58 13-39 21-101 21-183zM860 228v391c0 39 2 70 7 93 3 22 10 39 20 49 9 8 24 14 43 14 26 0 48-16 64-51 15-33 23-80 23-140v-356h56v484c0 72 1 115 2 131h-53c0-2-1-8-1-16s0-17 0-29c-1-10-1-31-1-60h-2c-13 42-28 72-45 89-16 18-37 27-63 27-36 0-63-17-80-50s-26-90-26-166v-410zM1413 673c0 57-12 102-36 133-24 33-58 48-101 48-42 0-74-13-97-37-23-27-37-66-44-118l49-18c5 33 15 57 30 72 15 14 36 22 62 22 28 0 49-8 62-22 14-17 21-41 21-72 0-25-5-43-14-60-10-14-25-27-45-37l-40-18c-31-17-55-31-69-46-13-14-23-30-31-51s-12-47-12-80c0-56 11-99 33-128s55-43 96-43c37 0 67 10 89 35 21 25 36 62 41 115l-51 10c-3-26-11-47-24-61-14-15-32-23-55-23-26 0-44 8-56 21-13 14-18 35-18 63 0 19 2 33 8 46 4 12 12 20 21 29 10 8 31 20 61 32 31 15 52 27 66 40 12 10 22 24 30 37 7 14 14 30 17 49 5 18 7 39 7 62zM1657 843v-473c0-43-1-90-2-142h53c1 70 2 111 2 124h1c9-52 21-89 32-107 11-19 28-29 49-29 8 0 15 2 22 6v93c-7-4-17-6-29-6-24 0-41 18-53 55-13 37-18 91-18 158v321zM1911 557c0 70 8 124 24 163s40 58 70 58c25 0 44-11 59-27 15-19 24-41 29-68l51 27c-20 96-67 144-139 144-49 0-88-27-114-81-26-55-38-133-38-240 0-103 12-181 38-235 26-55 63-82 112-82 100 0 150 109 150 327v14zM2093 479c-2-64-11-113-27-144-14-29-36-45-64-45-27 0-49 16-65 51-15 33-24 81-26 138zM2223 97v-97h57v97zM2280 919c0 58-7 101-18 126-14 27-32 39-57 39-17 0-29-2-39-6v-78l18 4c16 0 25-6 32-21 5-12 7-39 7-80v-675h57zM2651 537c0 105-13 187-40 238-26 52-63 79-113 79-48 0-86-27-112-83-25-53-37-133-37-234 0-214 51-321 151-321 52 0 90 25 115 76 23 52 36 136 36 245zM2592 537c0-87-7-150-22-187-13-39-37-60-68-60-33 0-58 21-72 60s-22 103-22 187c0 80 8 140 21 181 15 41 38 60 69 60 34 0 58-19 72-58s22-101 22-183zM2720 97v-97h56v97zM2720 843v-615h56v615zM3076 843v-388c0-44-2-77-7-97-5-23-11-39-20-49-11-9-24-15-43-15-27 0-49 17-64 50-15 34-23 84-23 143v356h-57v-485c0-72 0-115-1-130h53c0 0 0 6 0 15 0 8 1 18 1 29 0 10 0 30 1 59h2c12-41 27-72 44-88 17-19 38-27 63-27 37 0 64 16 81 49 17 35 25 89 25 169v409zM3428 745c-10 39-23 67-40 84-17 16-39 25-65 25-41 0-73-25-93-79-21-51-30-131-30-236 0-216 41-323 123-323 26 0 48 8 65 25 17 18 30 45 40 82h2l-2-70v-253h57v716c0 64 1 107 2 127h-54c0-6-1-20-2-43 0-20 0-39 0-55zM3259 537c0 84 6 146 18 183s33 55 61 55c32 0 55-20 69-61 15-39 21-101 21-185 0-81-6-144-21-181-14-37-37-58-69-58-28 0-49 21-61 58-12 39-18 102-18 189zM3572 843v-473c0-43-1-90-2-142h53c1 70 2 111 2 124h1c9-52 19-89 32-107 11-19 27-29 49-29 7 0 14 2 22 6v93c-8-4-17-6-29-6-24 0-42 18-55 55-11 37-18 91-18 158v321zM3825 557c0 70 9 124 25 163s40 58 70 58c24 0 44-11 59-27 14-19 24-41 29-68l49 27c-20 96-66 144-137 144-50 0-88-27-114-81-26-55-38-133-38-240 0-103 12-181 38-235 26-55 63-82 112-82 98 0 148 109 148 327v14zM4008 479c-2-64-12-113-27-144-14-29-36-45-64-45-27 0-49 16-65 51-15 33-25 81-26 138z">
          <text:p/>
        </draw:path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3" draw:text-style-name="P3" draw:layer="layout" svg:width="2.999cm" svg:height="1.012cm" svg:x="30.5cm" svg:y="2.25cm" svg:viewBox="0 0 3000 1013" svg:d="M483 393c0 81-10 150-30 211-19 59-48 107-84 138-36 32-79 50-128 50-50 0-93-16-130-48-35-33-62-79-82-140-19-59-29-130-29-211 0-124 21-221 64-290 42-69 102-103 177-103 50 0 93 16 129 45 36 32 64 77 84 137 19 59 29 128 29 211zM415 393c0-97-15-172-45-227-30-53-72-81-129-81-55 0-97 28-128 81-30 53-45 128-45 227 0 97 15 174 46 229 30 55 72 85 127 85 57 0 99-28 129-81 30-55 45-132 45-233zM624 190v375c0 39 2 69 7 91 4 19 13 35 23 45s26 14 49 14c28 0 52-16 70-48 17-33 26-77 26-134v-343h61v464c0 69 1 110 3 126h-59c0-2-1-6-1-16 0-6 0-16 0-25 0-12-2-30-2-60h-1c-15 42-31 69-50 87-19 16-41 26-71 26-40 0-70-18-89-50-19-31-29-84-29-159v-393zM1120 780h-74l-135-590h67l82 385c3 15 10 57 23 128l12-63 14-63 85-387h65zM1310 780v-452c0-44 0-87-1-138h57c3 67 4 106 4 120h1c10-51 22-85 34-103 14-19 31-29 55-29 8 0 16 4 25 6v89c-9-2-20-4-34-4-25 0-45 15-58 51-14 35-20 89-20 154v306zM1639 792c-38 0-65-16-84-48-19-31-29-75-29-128 0-61 13-109 39-140 25-34 66-49 123-53l83-2v-32c0-49-6-85-18-105-14-21-34-31-62-31-27 0-48 8-61 21-12 16-20 40-22 74l-64-10c10-107 60-160 149-160 47 0 82 17 106 51s35 83 35 150v253c0 30 2 51 7 65 5 16 14 22 28 22 5 0 12 0 20-2v59c-15 8-31 10-48 10-23 0-40-10-50-30-11-17-16-47-17-89h-3c-16 46-35 77-55 95-21 20-47 30-77 30zM1654 717c22 0 42-8 60-24 17-16 31-39 42-67 10-30 15-57 15-89v-47l-68 2c-29 2-50 6-65 14-17 9-28 23-35 41-9 18-13 41-13 71 0 32 5 55 16 73 12 18 28 26 48 26zM2078 1013c-42 0-73-14-98-39-24-24-39-62-46-107l62-14c4 28 13 47 28 63 14 14 32 22 55 22 62 0 92-57 92-174v-95c-11 40-27 68-48 87-20 18-44 28-72 28-46 0-78-24-101-71-21-48-32-123-32-227 0-103 12-182 35-231 23-50 58-75 105-75 27 0 50 10 68 29 20 20 35 46 45 81h2c0-12 0-29 1-57 1-26 1-41 2-43h60c-2 19-2 59-2 122v450c0 168-53 251-156 251zM2171 486c0-48-3-89-12-127-8-33-20-59-34-79-15-17-32-27-52-27-32 0-54 18-69 53-15 38-21 99-21 180s6 138 20 174c13 33 36 53 70 53 18 0 36-10 51-28 15-20 27-45 35-79 9-33 12-73 12-120zM2375 506c0 67 9 120 28 156 17 37 42 55 77 55 26 0 49-8 64-26 16-16 27-37 34-63l53 24c-22 92-72 140-151 140-55 0-97-28-126-79s-43-129-43-231c0-97 14-174 43-225 29-52 70-79 124-79 108 0 163 104 163 316v12zM2578 430c-4-63-14-108-30-136-17-29-40-43-72-43-30 0-53 16-71 47-17 32-27 75-29 132zM3000 618c0 55-14 99-40 128-26 30-64 46-111 46-46 0-83-12-108-38-25-23-41-61-48-112l55-16c5 30 16 53 32 69 16 14 40 22 69 22 31 0 54-8 69-24s22-37 22-67c0-24-5-43-15-57-10-16-26-28-49-36l-45-20c-36-13-61-27-76-41s-26-32-35-51c-9-20-12-44-12-75 0-54 11-95 36-123 24-29 60-43 106-43 40 0 73 12 98 33 23 24 40 61 46 111l-56 12c-4-26-13-46-28-62-15-13-35-19-60-19-29 0-49 6-62 19-14 14-20 34-20 62 0 15 2 29 8 43 5 10 14 20 24 28 11 8 34 18 69 31 32 12 56 24 71 36 14 12 25 24 34 37 7 14 15 30 19 46 5 18 7 37 7 61z">
          <text:p/>
        </draw:path>
        <draw:polygon draw:style-name="gr5" draw:text-style-name="P5" draw:layer="layout" svg:width="3.749cm" svg:height="1.249cm" svg:x="34.5cm" svg:y="2cm" svg:viewBox="0 0 3750 1250" draw:points="0,1250 3750,1250 375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3" draw:text-style-name="P3" draw:layer="layout" svg:width="3.418cm" svg:height="1.104cm" svg:x="34.581cm" svg:y="2.145cm" svg:viewBox="0 0 3419 1105" svg:d="M237 118c-53 0-96 42-126 119-29 74-44 179-44 311 0 133 15 237 47 317 31 80 73 119 126 119 67 0 118-72 153-221l54 58c-20 94-49 163-85 212-36 47-77 72-125 72-50 0-92-22-127-69-35-44-63-107-81-190-19-83-29-182-29-298 0-168 21-303 62-399 43-99 100-149 174-149 52 0 95 25 130 69s60 113 76 198l-62 47c-12-63-29-110-54-143-25-36-55-53-89-53zM835 678c0 143-13 251-42 322-29 69-71 105-125 105-55 0-96-36-124-110-27-75-42-179-42-317 0-284 56-424 167-424 58 0 100 33 126 101 28 69 40 177 40 323zM770 678c0-113-7-196-22-248-15-50-41-77-77-77-37 0-63 27-79 80-16 52-24 135-24 245 0 107 8 190 24 242 16 55 41 83 75 83 37 0 64-25 80-77 16-55 23-138 23-248zM973 267v521c0 55 2 97 7 127s13 49 23 63c11 14 26 20 47 20 30 0 53-23 70-67 18-46 26-107 26-187v-477h63v648c0 96 0 154 1 176h-59c0-5 0-11-1-22 0-11 0-25 0-38 0-14-1-42-1-83h-1c-14 58-30 96-49 121s-43 36-70 36c-41 0-71-22-90-69-19-44-29-118-29-220v-549zM1467 1091h-73l-135-824h66l82 535c3 22 10 80 23 179l14-88 12-88 85-538h65zM1703 708c0 94 9 166 28 218 17 49 43 74 77 74 26 0 49-11 65-33 15-25 26-55 33-91l53 36c-22 130-72 193-151 193-55 0-97-36-126-107-29-75-42-182-42-323 0-138 13-242 42-314s70-107 124-107c108 0 163 146 163 435v19zM1906 601c-4-86-14-149-30-188-17-38-40-60-72-60-30 0-53 22-71 66-17 47-27 107-28 182zM2049 1091v-631c0-58 0-121-2-193h58c3 94 4 149 4 168h1c10-69 22-118 34-143 13-27 31-38 55-38 7 0 16 2 24 8v124c-8-6-19-8-33-8-26 0-45 24-58 74-14 47-20 118-20 209v430zM2426 1083c-21 14-41 19-62 19-50 0-75-63-75-187v-549h-43v-99h45l19-184h41v184h69v99h-69v521c0 39 3 66 9 83 5 14 15 22 30 22 8 0 20-3 36-11zM2539 267v521c0 55 2 97 7 127 4 30 13 49 23 63 11 14 26 20 47 20 30 0 53-23 70-67 17-46 26-107 26-187v-477h61v648c0 96 2 154 3 176h-59c0-5 0-11-1-22 0-11 0-25 0-38 0-14-1-42-1-83h-2c-13 58-31 96-49 121s-42 36-69 36c-41 0-71-22-90-69-19-44-29-118-29-220v-549zM2871 1091v-631c0-58 0-121-1-193h57c3 94 4 149 4 168h1c11-69 22-118 35-143 14-27 31-38 55-38 9 0 16 2 25 8v124c-9-6-20-8-34-8-25 0-45 24-59 74-15 47-21 118-21 209v430zM3153 708c0 94 9 166 26 218 19 49 44 74 78 74 27 0 48-11 65-33 16-25 27-55 33-91l54 36c-22 130-74 193-152 193-55 0-96-36-125-107-29-75-44-182-44-323 0-138 15-242 44-314s70-107 123-107c109 0 164 146 164 435v19zM3355 601c-3-86-13-149-30-188-16-38-40-60-72-60-29 0-53 22-70 66-17 47-27 107-29 182z">
          <text:p/>
        </draw:path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3" draw:text-style-name="P3" draw:layer="layout" svg:width="3.08cm" svg:height="1.027cm" svg:x="39.419cm" svg:y="2.25cm" svg:viewBox="0 0 3081 1028" svg:d="M227 113c-53 0-92 27-121 80-28 54-43 128-43 222 0 93 16 169 46 226 29 56 69 83 120 83 65 0 114-52 147-155l51 40c-19 67-46 115-81 148-34 35-74 53-119 53-48 0-89-18-122-49-35-31-61-76-78-136-19-58-27-130-27-210 0-121 20-214 60-283 39-68 95-103 166-103 49 0 90 16 124 49 33 29 57 76 73 138l-60 33c-11-45-28-78-51-101-24-23-53-35-85-35zM556 315c13-39 29-66 47-83 17-18 39-28 68-28 38 0 67 18 85 47 18 31 27 86 27 158v389h-60v-370c0-41-2-72-7-91-3-20-12-33-22-43s-26-14-45-14c-27 0-49 16-65 47-17 31-27 74-27 129v342h-58v-798h58v208c0 20 0 43-1 67 0 23-1 37-1 40zM962 810c-34 0-62-16-80-47s-26-74-26-126c0-61 11-109 36-141 24-33 63-48 117-52l80-2v-31c0-47-6-82-18-101-13-22-32-32-59-32-26 0-45 8-58 22-12 15-19 39-22 72l-61-10c10-105 58-158 142-158 46 0 79 18 102 51s33 82 33 146v251c0 29 3 51 8 64 4 16 13 22 26 22 6 0 12 0 20-2v58c-15 8-31 10-46 10-23 0-39-10-48-29-11-18-16-47-17-88h-2c-16 45-34 76-53 94-20 19-44 29-74 29zM976 736c22 0 41-8 58-23 16-16 31-39 40-67 10-29 15-56 15-87v-49l-65 2c-28 2-49 6-63 14-16 11-26 25-33 43-8 17-12 40-12 70 0 31 6 54 15 72 11 17 26 25 45 25zM1247 798v-446c0-42-1-85-2-136h56c3 66 3 105 3 119h1c9-51 21-84 33-101 12-20 30-30 53-30 7 0 15 4 22 6v88c-7-2-18-4-31-4-25 0-43 16-56 51s-19 85-19 150v303zM1771 504c0 205-42 306-131 306-54 0-91-33-110-101h-2c1 2 1 33 1 91v228h-58v-693c0-60-2-99-3-119h58c1 2 1 6 1 16 1 7 1 21 1 39 1 19 1 31 1 39h1c11-35 25-63 42-78 17-18 41-28 68-28 44 0 78 26 99 74 22 47 32 123 32 226zM1709 506c0-82-7-138-20-173s-34-53-63-53c-24 0-42 8-55 26-13 15-24 39-31 74-6 33-11 78-11 134 0 78 9 132 23 169 15 37 39 55 73 55 30 0 51-18 64-53s20-95 20-179zM1891 526c0 68 8 120 25 155 17 37 41 55 74 55 25 0 46-8 61-25 15-16 26-37 32-63l53 24c-22 91-71 138-146 138-54 0-93-27-121-78-27-51-40-126-40-230 0-95 13-169 40-220 28-50 67-78 119-78 105 0 156 104 156 310v12zM2083 452c-4-61-12-105-29-133-15-29-38-43-68-43-28 0-51 16-68 47-16 31-26 74-27 129zM2446 798v-370c0-39-2-68-7-89-5-22-12-35-22-45s-26-14-45-14c-29 0-51 16-68 47-16 33-24 76-24 132v339h-60v-459c0-66 0-107-2-123h56c1 2 1 6 1 14s0 17 1 27c0 12 0 29 2 58h1c13-40 28-68 46-85 18-16 41-26 67-26 40 0 68 18 86 49s26 84 26 156v389zM2730 794c-19 8-38 12-60 12-46 0-70-43-70-130v-390h-41v-70h43l17-130h41v130h65v70h-65v368c0 29 2 49 8 59 5 11 14 17 29 17 7 0 19-2 33-8zM2826 526c0 68 8 120 26 155 17 37 40 55 73 55 26 0 47-8 62-25 16-16 27-37 33-63l53 24c-22 91-71 138-148 138-53 0-92-27-120-78-27-51-40-126-40-230 0-95 13-169 40-220 28-50 67-78 118-78 107 0 158 104 158 310v12zM3020 452c-3-61-12-105-30-133-15-29-38-43-68-43-28 0-51 16-68 47s-26 74-27 129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3" draw:text-style-name="P3" draw:layer="layout" svg:width="2.03cm" svg:height="0.914cm" svg:x="25.719cm" svg:y="2.25cm" svg:viewBox="0 0 2031 915" svg:d="M366 902l-50-249h-202l-51 249h-63l181-858h69l178 858zM214 130l-2 18c-6 35-14 77-24 130l-56 282h166l-57-284c-6-27-12-60-17-93zM515 569c0 90 7 154 22 196 14 42 35 64 64 64 19 0 36-11 50-33 14-20 22-53 25-97l57 7c-4 63-18 114-41 152-24 37-53 57-89 57-48 0-84-29-109-88-25-58-38-144-38-256 0-110 13-196 38-254 25-57 61-85 108-85 34 0 64 15 87 50s36 84 42 146l-57 6c-3-35-10-66-23-86-11-22-28-33-51-33-30 0-51 20-64 60-14 37-21 101-21 194zM837 569c0 90 7 154 22 196 13 42 35 64 64 64 20 0 36-11 50-33 13-20 23-53 25-97l57 7c-4 63-17 114-41 152-24 37-54 57-89 57-48 0-85-29-110-88-25-58-37-144-37-256 0-110 12-196 37-254 25-57 62-85 109-85 35 0 64 15 86 50 23 35 38 84 44 146l-58 6c-4-35-11-66-23-86-12-22-29-33-50-33-31 0-53 20-65 60-14 37-21 101-21 194zM1171 243v418c0 45 2 78 7 102 3 22 11 40 21 51s23 15 43 15c26 0 48-18 64-53 16-37 24-86 24-152v-381h56v520c0 75 1 123 2 139h-54c0-2-1-7-1-16 0-8 0-20 0-31s-1-33-1-66h-1c-14 47-29 77-46 97-17 18-37 29-64 29-36 0-64-18-81-55-17-35-26-95-26-177v-440zM1517 593c0 79 8 137 24 176 16 42 40 62 70 62 25 0 45-9 60-26 14-20 25-44 29-73l50 26c-20 104-67 157-139 157-50 0-87-29-114-86-26-60-40-146-40-262 0-108 14-192 40-250 27-57 64-85 113-85 99 0 150 116 150 348v13zM1700 509c-2-68-11-119-26-150-15-33-38-48-66-48-26 0-48 18-65 53-16 37-24 84-25 145zM1831 104v-104h57v104zM1831 902v-659h57v659zM1975 902v-902h56v902z">
          <text:p/>
        </draw:path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ath draw:style-name="gr4" draw:text-style-name="P4" draw:layer="layout" svg:width="1.018cm" svg:height="0.394cm" svg:x="21.808cm" svg:y="33.195cm" svg:viewBox="0 0 1019 395" svg:d="M187 43v347h-52v-347h-135v-43h320v43zM346 251c0 34 7 61 22 79 14 19 34 28 62 28 21 0 39-4 51-13 13-9 22-20 27-33l43 13c-18 47-58 70-121 70-44 0-78-13-101-39s-34-65-34-117c0-49 11-87 34-113 23-27 56-41 99-41 87 0 131 54 131 159v7zM508 213c-3-31-11-54-24-69-13-14-32-21-57-21-24 0-43 8-57 24s-22 38-23 66zM805 390l-80-122-81 122h-53l105-153-100-146h54l75 116 73-116h56l-101 145 107 154zM1019 388c-16 4-33 6-50 6-40 0-60-22-60-67v-199h-34v-37h36l15-67h33v67h55v37h-55v188c0 14 2 24 7 30s13 9 24 9c7 0 16-2 29-4z">
          <text:p/>
        </draw:path>
        <draw:polygon draw:style-name="gr4" draw:text-style-name="P4" draw:layer="layout" svg:width="11.536cm" svg:height="8.431cm" svg:x="13.793cm" svg:y="42.051cm" svg:viewBox="0 0 11537 8432" draw:points="0,8432 11537,8432 11537,0 0,0">
          <text:p/>
        </draw:polygon>
        <draw:polygon draw:style-name="gr1" draw:text-style-name="P1" draw:layer="layout" svg:width="11.536cm" svg:height="0.035cm" svg:x="13.793cm" svg:y="42.051cm" svg:viewBox="0 0 11537 36" draw:points="0,36 11537,36 11537,0 0,0">
          <text:p/>
        </draw:polygon>
        <draw:polygon draw:style-name="gr1" draw:text-style-name="P1" draw:layer="layout" svg:width="11.536cm" svg:height="0.035cm" svg:x="13.793cm" svg:y="50.447cm" svg:viewBox="0 0 11537 36" draw:points="0,36 11537,36 11537,0 0,0">
          <text:p/>
        </draw:polygon>
        <draw:polygon draw:style-name="gr1" draw:text-style-name="P1" draw:layer="layout" svg:width="0.035cm" svg:height="8.431cm" svg:x="13.793cm" svg:y="42.051cm" svg:viewBox="0 0 36 8432" draw:points="0,8432 36,8432 36,0 0,0">
          <text:p/>
        </draw:polygon>
        <draw:polygon draw:style-name="gr1" draw:text-style-name="P1" draw:layer="layout" svg:width="0.035cm" svg:height="8.431cm" svg:x="25.294cm" svg:y="42.051cm" svg:viewBox="0 0 36 8432" draw:points="0,8432 36,8432 36,0 0,0">
          <text:p/>
        </draw:polygon>
        <draw:path draw:style-name="gr1" draw:text-style-name="P1" draw:layer="layout" svg:width="4.437cm" svg:height="0.512cm" svg:x="17.356cm" svg:y="46.066cm" svg:viewBox="0 0 4438 513" svg:d="M0 395v-389h53v389zM316 395v-189c0-30-4-50-12-61s-22-16-43-16c-20 0-37 8-49 24-13 16-19 40-19 69v173h-49v-235c0-35-1-56-2-64h47c0 1 0 3 1 7 0 4 0 9 0 14 0 6 1 16 1 30h1c11-21 23-36 37-44 13-8 30-12 50-12 23 0 40 4 54 13 13 9 22 23 27 43h1c10-20 22-34 37-43s32-13 53-13c30 0 52 8 66 24s21 43 21 81v199h-49v-189c0-30-4-50-12-61s-22-16-43-16c-22 0-39 8-51 24s-18 40-18 69v173zM689 401c-30 0-53-8-68-24s-22-37-22-65c0-31 10-54 30-71s53-25 98-26l67-2v-16c0-25-5-43-15-53-10-11-26-16-48-16-23 0-39 4-49 11-10 8-16 20-18 37l-52-5c8-54 48-80 120-80 37 0 65 8 84 25s29 42 29 76v128c0 15 2 26 5 33 4 8 12 11 22 11 5 0 10 0 17-1v31c-13 3-26 4-39 4-18 0-32-5-40-15-8-9-13-24-14-45h-2c-12 23-27 39-44 49-17 9-37 14-61 14zM700 363c18 0 34-4 48-12 15-8 26-20 34-34s12-29 12-45v-24l-54 1c-23 1-41 3-53 7-12 5-21 12-28 21-6 9-10 21-10 36 0 16 5 28 14 37s21 13 37 13zM1039 513c-32 0-58-7-77-20-20-12-32-31-37-54l49-7c3 14 11 24 22 32 12 7 26 11 45 11 49 0 74-29 74-87v-48h-1c-9 19-22 33-38 43s-36 15-58 15c-36 0-63-13-80-37s-26-62-26-115c0-52 9-92 28-117 18-25 46-38 84-38 21 0 39 5 55 15 15 9 27 23 36 41 0-6 1-15 1-29 1-13 2-21 3-22h47c-1 10-2 31-2 62v229c0 84-41 126-125 126zM1115 246c0-24-4-45-10-63-7-18-16-31-28-41-12-9-26-14-41-14-25 0-44 9-55 28-12 18-18 49-18 90s6 70 16 88c11 18 30 27 56 27 16 0 30-5 42-14s21-23 28-40c6-17 10-37 10-61zM1278 256c0 35 7 61 21 80 14 18 35 27 62 27 22 0 39-4 52-13 13-8 22-19 26-32l44 12c-18 47-59 71-122 71-44 0-77-13-100-40-23-26-35-65-35-117 0-49 12-88 35-114s55-39 98-39c88 0 132 52 132 159v6zM1439 218c-2-31-10-55-23-69-14-15-33-22-58-22-24 0-43 8-57 24s-21 39-23 67zM1890 43c-43 0-76 14-100 42-24 27-36 65-36 114 0 48 13 86 38 115s58 43 101 43c54 0 95-27 122-80l43 21c-16 34-38 59-67 77-29 17-63 26-101 26-39 0-73-8-101-25-29-16-51-39-66-69-15-31-22-66-22-108 0-63 16-111 50-146 33-35 80-53 139-53 41 0 76 8 104 24 27 17 48 41 61 72l-50 17c-9-23-24-40-44-52-19-12-43-18-71-18zM2370 246c0 52-12 91-35 117-23 25-56 38-100 38-43 0-76-13-99-40-22-27-33-65-33-115 0-104 45-155 134-155 46 0 79 12 101 37 21 25 32 65 32 118zM2317 246c0-41-6-72-18-91s-32-28-61-28-50 10-63 29-20 50-20 90c0 39 7 69 19 88 13 20 33 30 61 30 30 0 51-10 63-29 13-19 19-49 19-89zM2480 96v190c0 20 1 35 5 46 4 10 10 18 19 23 8 5 21 7 37 7 24 0 43-8 57-24 15-17 21-39 21-68v-174h50v235c0 35 1 57 2 64h-47c-1-1-1-3-1-7s0-9-1-14c0-5 0-15 0-30h-1c-13 21-26 35-41 44s-33 13-56 13c-33 0-56-8-71-25-16-16-23-43-23-80v-200zM2877 395h-59l-108-299h53l65 195c3 7 9 29 19 65l10-32 10-32 68-196h53zM3066 256c0 35 7 61 21 80 14 18 35 27 62 27 22 0 39-4 52-13 13-8 22-19 26-32l44 12c-18 47-59 71-122 71-44 0-77-13-100-40-23-26-35-65-35-117 0-49 12-88 35-114s56-39 99-39c87 0 131 52 131 159v6zM3227 218c-2-31-10-55-23-69-14-15-33-22-58-22-23 0-43 8-57 24s-21 39-23 67zM3343 395v-229c0-21-1-45-2-70h47c1 34 2 54 2 61h1c8-26 17-43 28-52 10-10 25-14 43-14 7 0 13 1 20 2v46c-7-2-15-3-26-3-21 0-37 9-47 27-11 18-17 44-17 77v155zM3644 393c-16 5-33 7-50 7-40 0-60-23-60-68v-200h-34v-36h37l14-67h33v67h55v36h-55v189c0 15 2 25 7 31 5 5 13 8 24 8 7 0 17-1 29-4zM3735 96v190c0 20 1 35 5 46 4 10 10 18 19 23 8 5 21 7 37 7 24 0 43-8 57-24 14-17 20-39 20-68v-174h50v235c0 35 1 57 2 64h-47c-1-1-1-3-1-7s0-9 0-14c-1-5-1-15-1-30h-1c-12 21-25 35-40 44s-33 13-56 13c-32 0-56-8-71-25-16-16-23-43-23-80v-200zM4001 395v-229c0-21-1-45-2-70h47c1 34 2 54 2 61h1c8-26 18-43 28-52 10-10 25-14 43-14 7 0 14 1 20 2v46c-6-2-15-3-26-3-21 0-36 9-47 27s-17 44-17 77v155zM4226 256c0 35 7 61 21 80 14 18 35 27 62 27 22 0 39-4 52-13 13-8 21-19 26-32l44 12c-18 47-59 71-122 71-44 0-78-13-101-40-23-26-34-65-34-117 0-49 11-88 34-114s56-39 99-39c88 0 131 52 131 159v6zM4387 218c-2-31-10-55-24-69-13-15-32-22-57-22-24 0-43 8-57 24s-22 39-23 67z">
          <text:p/>
        </draw:path>
        <draw:polygon draw:style-name="gr1" draw:text-style-name="P1" draw:layer="layout" svg:width="9.701cm" svg:height="8.785cm" svg:x="28.61cm" svg:y="15.733cm" svg:viewBox="0 0 9702 8786" draw:points="0,8786 9702,8786 97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ath draw:style-name="gr4" draw:text-style-name="P4" draw:layer="layout" svg:width="1.018cm" svg:height="0.394cm" svg:x="32.956cm" svg:y="19.931cm" svg:viewBox="0 0 1019 395" svg:d="M187 43v347h-53v-347h-134v-43h320v43zM346 250c0 34 7 60 21 79 15 18 35 27 62 27 22 0 39-4 52-12 13-9 22-20 27-33l43 13c-18 48-58 71-122 71-44 0-77-13-100-40s-35-66-35-117c0-50 12-88 35-114s56-39 99-39c87 0 131 53 131 158v7zM508 211c-3-31-11-54-24-68s-32-22-57-22c-24 0-43 8-57 24-15 17-22 39-23 66zM805 390l-81-124-80 124h-54l106-155-101-145h55l74 116 74-116h56l-102 145 108 155zM1019 387c-16 5-33 7-51 7-39 0-59-23-59-69v-199h-34v-36h36l14-66h34v66h55v36h-55v189c0 14 2 24 7 30 5 5 13 8 24 8 7 0 16-1 29-4z">
          <text:p/>
        </draw:path>
        <draw:polygon draw:style-name="gr4" draw:text-style-name="P4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olygon draw:style-name="gr4" draw:text-style-name="P4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olygon draw:style-name="gr4" draw:text-style-name="P4" draw:layer="layout" svg:width="9.913cm" svg:height="2.504cm" svg:x="17.356cm" svg:y="35.454cm" svg:viewBox="0 0 9914 2505" draw:points="0,2505 9914,2505 9914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olygon draw:style-name="gr1" draw:text-style-name="P1" draw:layer="layout" svg:width="0.035cm" svg:height="2.504cm" svg:x="27.234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ath draw:style-name="gr4" draw:text-style-name="P4" draw:layer="layout" svg:width="1.018cm" svg:height="0.394cm" svg:x="32.074cm" svg:y="45.966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4" draw:text-style-name="P4" draw:layer="layout" svg:width="10.019cm" svg:height="2.505cm" svg:x="27.657cm" svg:y="48.083cm" svg:viewBox="0 0 10020 2506" draw:points="0,2506 10020,2506 10020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olygon draw:style-name="gr1" draw:text-style-name="P1" draw:layer="layout" svg:width="0.035cm" svg:height="2.505cm" svg:x="37.641cm" svg:y="48.083cm" svg:viewBox="0 0 36 2506" draw:points="0,2506 36,2506 36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4" draw:text-style-name="P4" draw:layer="layout" svg:width="9.913cm" svg:height="2.505cm" svg:x="28.539cm" svg:y="22.048cm" svg:viewBox="0 0 9914 2506" draw:points="0,2506 9914,2506 9914,0 0,0">
          <text:p/>
        </draw:polygon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path draw:style-name="gr1" draw:text-style-name="P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  <draw:frame draw:style-name="gr6" draw:text-style-name="P6" draw:layer="layout" svg:width="56.726cm" svg:height="8.776cm" svg:x="0cm" svg:y="5.224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6" draw:text-style-name="P6" draw:layer="layout" svg:width="11cm" svg:height="8.25cm" svg:x="14.25cm" svg:y="16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6" draw:text-style-name="P6" draw:layer="layout" svg:width="12.25cm" svg:height="8.5cm" svg:x="29.5cm" svg:y="29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6" draw:text-style-name="P6" draw:layer="layout" svg:width="11.89cm" svg:height="8.5cm" svg:x="13.5cm" svg:y="4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6" draw:text-style-name="P6" draw:layer="layout" svg:width="8.25cm" svg:height="5.169cm" svg:x="0.25cm" svg:y="0cm">
          <draw:image xlink:href="Pictures/10000201000001F4000002BCC37A85E4DC051A10.png" xlink:type="simple" xlink:show="embed" xlink:actuate="onLoad" draw:mime-type="image/png">
            <text:p/>
          </draw:image>
        </draw:frame>
        <draw:frame draw:style-name="gr7" draw:text-style-name="P7" draw:layer="layout" svg:width="10.976cm" svg:height="6.682cm" svg:x="45.75cm" svg:y="51cm">
          <draw:image xlink:href="Pictures/100000000000012C000000A8EDCBF3907E9B6A30.png" xlink:type="simple" xlink:show="embed" xlink:actuate="onLoad" draw:mime-type="image/png">
            <text:p/>
          </draw:image>
        </draw:frame>
        <draw:path draw:style-name="gr4" draw:text-style-name="P4" draw:layer="layout" svg:width="1.018cm" svg:height="0.394cm" svg:x="32.074cm" svg:y="45.967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ath draw:style-name="gr8" draw:text-style-name="P4" draw:layer="layout" svg:width="1.018cm" svg:height="0.394cm" svg:x="32.074cm" svg:y="45.968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9" draw:text-style-name="P1" draw:layer="layout" svg:width="0cm" svg:height="0cm" svg:x="10.25cm" svg:y="55.5cm" svg:viewBox="0 0 0 0" draw:points="0,0">
          <text:p><text:span text:style-name="T1"/></text:p>
        </draw:polygon>
        <draw:frame draw:style-name="gr10" draw:text-style-name="P9" draw:layer="layout" svg:width="9.75cm" svg:height="4.681cm" svg:x="22cm" svg:y="51.855cm">
          <draw:text-box>
            <text:p text:style-name="P8"><text:span text:style-name="T1">. Nous rejoindre</text:span></text:p>
            <text:p text:style-name="P8"><text:span text:style-name="T1"/></text:p>
            <text:p text:style-name="P8"><text:span text:style-name="T1">. Politique de confidentialité</text:span></text:p>
            <text:p text:style-name="P8"><text:span text:style-name="T1"/></text:p>
            <text:p text:style-name="P8"><text:span text:style-name="T1">. Mentions Légales</text:span></text:p>
          </draw:text-box>
        </draw:frame>
        <draw:frame draw:style-name="gr11" draw:text-style-name="P9" draw:layer="layout" svg:width="6.5cm" svg:height="6.553cm" svg:x="13.5cm" svg:y="51cm">
          <draw:text-box>
            <text:p text:style-name="P8"><text:span text:style-name="T1">. Accueil</text:span></text:p>
            <text:p text:style-name="P8"><text:span text:style-name="T1"/></text:p>
            <text:p text:style-name="P8"><text:span text:style-name="T1">. Ouvrages </text:span></text:p>
            <text:p text:style-name="P8"><text:span text:style-name="T1"/></text:p>
            <text:p text:style-name="P8"><text:span text:style-name="T1">. Couverture</text:span></text:p>
            <text:p text:style-name="P8"><text:span text:style-name="T1"/></text:p>
            <text:p text:style-name="P8"><text:span text:style-name="T1">. Charpente</text:span></text:p>
          </draw:text-box>
        </draw:frame>
        <draw:frame draw:style-name="gr12" draw:text-style-name="P9" draw:layer="layout" svg:width="10.75cm" svg:height="6.553cm" svg:x="34.75cm" svg:y="51cm">
          <draw:text-box>
            <text:p text:style-name="P8"><text:span text:style-name="T1">Adresse :</text:span></text:p>
            <text:p text:style-name="P8"><text:span text:style-name="T1">53 rue de la République</text:span></text:p>
            <text:p text:style-name="P8"><text:span text:style-name="T1">BP 46 37800 SEPMES</text:span></text:p>
            <text:p text:style-name="P8"><text:span text:style-name="T1">Téléphone : 02 47 65 44 65</text:span></text:p>
            <text:p text:style-name="P8"><text:span text:style-name="T1"/></text:p>
            <text:p text:style-name="P8"><text:span text:style-name="T1">Email : dubois@groupedubois.f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17T10:03:21.881000000</dc:date>
    <meta:editing-duration>PT2M37S</meta:editing-duration>
    <meta:editing-cycles>2</meta:editing-cycles>
    <meta:document-statistic meta:object-count="116"/>
  </office:meta>
</office:document-meta>
</file>